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note">
      <style:text-properties officeooo:rsid="042dcf53" officeooo:paragraph-rsid="042dcf53"/>
    </style:style>
    <style:style style:name="P2" style:family="paragraph" style:parent-style-name="Footnote">
      <style:text-properties officeooo:rsid="042e9e29" officeooo:paragraph-rsid="042e9e29"/>
    </style:style>
    <style:style style:name="P3" style:family="paragraph" style:parent-style-name="Text_20_body">
      <style:paragraph-properties fo:text-align="center" style:justify-single-word="false"/>
      <style:text-properties style:font-name="Sanskrit 2003" fo:font-size="13pt" officeooo:paragraph-rsid="0012217b" style:font-size-asian="13pt" style:font-name-complex="Sanskrit 2003" style:font-size-complex="13pt"/>
    </style:style>
    <style:style style:name="P4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fo:font-weight="bold" officeooo:paragraph-rsid="0012217b" style:font-size-asian="13pt" style:font-weight-asian="bold" style:font-name-complex="Sanskrit 2003" style:font-size-complex="13pt" style:font-weight-complex="bold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12217b" style:font-size-asian="13pt" style:font-name-complex="Sanskrit 2003" style:font-size-complex="13pt"/>
    </style:style>
    <style:style style:name="T1" style:family="text">
      <style:text-properties officeooo:rsid="042e9e2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4255733"/>
    </style:style>
    <style:style style:name="T4" style:family="text">
      <style:text-properties officeooo:rsid="042dcf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अथ पञ्चत्रिंशोऽध्यायः । </text:p>
      <text:p text:style-name="P5"><text:span text:style-name="T2">पवित्राधिवासनादिविधिः</text:span> <text:line-break/>अग्निरुवाच -<text:line-break/>सम्पाताहुतिनासिच्य <text:s/>पवित्राण्यधिवासयेत् । <text:line-break/>नृसिंहमन्त्रजप्तानि गुप्तान्यस्त्रेण तानि तु ॥१<text:span text:style-name="T3">॥</text:span> <text:line-break/>वस्त्रसंवेष्टितान्येव पात्रस्थान्यभिमन्त्रयेत् । <text:s/><text:line-break/><text:span text:style-name="T4">बि</text:span>ल्वाद्यद्भिः प्रोक्षितानि मन्त्रेण चैकधा द्विधा ॥२<text:span text:style-name="T3">॥</text:span> <text:line-break/>कुम्भपा<text:span text:style-name="T4">त्रे</text:span> तु संस्थाप्य रक्षां विज्ञाप्य देशिकः । <text:s/><text:line-break/>दन्तकाष्ठ<text:span text:style-name="T4">ं चाऽऽ</text:span>मलकं पूर्वे सङ्कर्षणेन तु ॥३<text:span text:style-name="T3">॥</text:span> <text:line-break/>प्रद्युम्नेन भस्म तिलान्दक्षे गोमयमृत्तिका<text:span text:style-name="T4">म् </text:span>। </text:p>
      <text:p text:style-name="P5">वारुणे चानिरुद्धेन सौम्ये नारायणेन च ॥४<text:span text:style-name="T3">॥</text:span> <text:line-break/>दर्भोदकञ्चाथ हृदा अग्नौ कुङ्कुमरोचन<text:span text:style-name="T4">म्</text:span>। <text:line-break/>ऐशान्यां शिरसा धूपं शिखया नैरृते<text:span text:style-name="T4">ऽ</text:span>प्यथ ॥५<text:span text:style-name="T3">॥</text:span> <text:line-break/>मूलपुष्पाणि दिव्यानि कवचेनाथ वायवे । <text:s/><text:line-break/><text:note text:id="ftn333" text:note-class="footnote"><text:note-citation>1</text:note-citation><text:note-body><text:p text:style-name="P1">चन्दनान्यक्षतदधिदूर्वाश्च</text:p></text:note-body></text:note>चन्दनाम्ब्वक्षतदधिदूर्वाश्च पुटिकास्थिताः ॥६<text:span text:style-name="T3">॥</text:span> <text:line-break/>गृहं त्रिसूत्रेणा<text:span text:style-name="T4">ऽऽ</text:span>वेष्ट्य पुनः सिद्धार्थकान् क्षिपेत् । <text:s/><text:line-break/>दद्यात्पूजाक्रमेणाथ स्वैः स्वैर्गन्धपवित्रक<text:span text:style-name="T4">म्</text:span> ॥७<text:span text:style-name="T3">॥</text:span> <text:line-break/>मन्त्रैर्वै द्वारपादिभ्यो विष्णु<text:span text:style-name="T4">ं </text:span>कुम्भे त्वनेन च । <text:line-break/>विष्णुतेजो<text:span text:style-name="T4">द्</text:span>भवं रम्यं सर्वपातकनाशन<text:span text:style-name="T4">म्</text:span> ॥८<text:span text:style-name="T3">॥</text:span> <text:line-break/>सर्वकामप्रदं देवं तवाङ्गे धारयाम्यहं । <text:s/><text:line-break/>सम्पूज्य धूपदीपाद्यैर्व्रजेद्द्वारसमीपतः ॥९<text:span text:style-name="T3">॥</text:span> <text:line-break/>गन्धपुष्पाक्षतोपेतं पवित्र<text:span text:style-name="T4">ं चाऽऽत्मनोर्प</text:span>येत् <text:s/>। <text:line-break/><text:soft-page-break/>पवित्रं वैष्णवं तेजो महापातकनाशन<text:span text:style-name="T4">म्</text:span> ॥१०<text:span text:style-name="T3">॥</text:span> <text:line-break/>ध<text:span text:style-name="T4">र्म</text:span>कामार्थसिद्ध्यर्थं स्वके<text:span text:style-name="T4">ऽ</text:span>ङ्गे धारयाम्यह<text:span text:style-name="T4">म्</text:span> । <text:line-break/>आसने परिवारादौ गुरौ दद्यात् पवित्रक<text:span text:style-name="T1">म्</text:span> ॥११<text:span text:style-name="T4">॥</text:span> <text:line-break/>गन्धादिभिः समभ्यर्च्य गन्धपुष्पाक्षतादिमत्<text:note text:id="ftn334" text:note-class="footnote"><text:note-citation>2</text:note-citation><text:note-body><text:p text:style-name="P2">पुष्पाक्षतादिभिः</text:p></text:note-body></text:note> । <text:line-break/>विष्णुतेजो<text:span text:style-name="T1">द्</text:span>भवेत्यादिमूलेन हरये<text:span text:style-name="T1">ऽ</text:span>र्पयेत् ॥१२<text:span text:style-name="T4">॥</text:span> <text:line-break/>वह्निस्थाय ततो द<text:span text:style-name="T1">त्</text:span>त्वा देवं सम्प्रार्थयेत्ततः । <text:line-break/>क्षीरोदधिमहानागशय्यावस्थितविग्रह ॥१३<text:span text:style-name="T4">॥</text:span> <text:line-break/>प्रातस्त्वां पूजयिष्यामि सन्निधौ भव केशव । <text:line-break/>इन्द्रादिभस्ततो द<text:span text:style-name="T1">त्</text:span>त्वा विष्णुपार्षदके बलि<text:span text:style-name="T1">म्</text:span> ॥१४<text:span text:style-name="T4">॥</text:span> <text:line-break/>ततो देवाग्रतः कुम्भं वासोयुगसमन्वित<text:span text:style-name="T1">म्</text:span> ।<text:line-break/>रोचनाचन्द्रकाश्मीरगन्धाद्युदकसंयुत<text:span text:style-name="T1">म्</text:span> ॥१५<text:span text:style-name="T4">॥</text:span> <text:line-break/>गन्धपुष्पादिना<text:span text:style-name="T1">ऽऽ</text:span>भूष्य मूलमन्त्रेण पूजयेत् । </text:p>
      <text:p text:style-name="P3">मण्डपा<text:span text:style-name="T1">द्ब</text:span>हिरागत्य विलिप्ते मण्डलत्रये ॥१६<text:span text:style-name="T4">॥</text:span> <text:line-break/>पञ्चगव्य<text:span text:style-name="T1">ं चरुं द</text:span>न्तकाष्ठञ्चैव क्रमाद्भवेत्<text:note text:id="ftn335" text:note-class="footnote"><text:note-citation>3</text:note-citation><text:note-body><text:p text:style-name="P2">द्भजेत्</text:p></text:note-body></text:note> ।<text:line-break/>पुराणश्रवणं स्तोत्रं पठन् जागरणं निशि ॥१७<text:span text:style-name="T4">॥</text:span> <text:line-break/>परप्रेषकबालानां स्त्रीणां भोगभुजां तथा ।<text:line-break/>सद्यो<text:span text:style-name="T1">ऽ</text:span>धिवासनं कु<text:span text:style-name="T1">र्या</text:span>द्विना गन्धपवित्रक<text:span text:style-name="T1">म्</text:span> ॥१८<text:span text:style-name="T4">॥</text:span> </text:p>
      <text:p text:style-name="P3">इत्यादिमहापुराणे आग्नेये पवित्राधिवासन<text:span text:style-name="T1">विधिवर्णनं</text:span> नाम पञ्चत्रिंशोऽ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6:35:31.124074928</meta:creation-date>
    <dc:date>2017-04-20T16:36:35.812362985</dc:date>
    <meta:editing-duration>PT1M5S</meta:editing-duration>
    <meta:editing-cycles>1</meta:editing-cycles>
    <meta:document-statistic meta:table-count="0" meta:image-count="0" meta:object-count="0" meta:page-count="2" meta:paragraph-count="8" meta:word-count="183" meta:character-count="990" meta:non-whitespace-character-count="773"/>
    <meta:generator>LibreOffice/5.1.6.2$Linux_X86_64 LibreOffice_project/10m0$Build-2</meta:generator>
  </office:meta>
</office:document-meta>
</file>